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2cm" style:rel-column-width="1390*"/>
    </style:style>
    <style:style style:name="Tabelle3.B" style:family="table-column">
      <style:table-column-properties style:column-width="7.939cm" style:rel-column-width="4501*"/>
    </style:style>
    <style:style style:name="Tabelle3.C" style:family="table-column">
      <style:table-column-properties style:column-width="3.2cm" style:rel-column-width="1814*"/>
    </style:style>
    <style:style style:name="Tabelle3.D" style:family="table-column">
      <style:table-column-properties style:column-width="3.438cm" style:rel-column-width="1949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6" style:family="table-row">
      <style:table-row-properties style:min-row-height="1.806cm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none" fo:border-top="none" fo:border-bottom="0.05pt solid #000000"/>
    </style:style>
    <style:style style:name="Tabelle3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officeooo:rsid="00143daf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officeooo:rsid="005098ca" officeooo:paragraph-rsid="005098ca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1af0b" officeooo:paragraph-rsid="0051af0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8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29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560c9c" officeooo:paragraph-rsid="00560c9c" style:font-name-asian="TimesNewRomanPSMT" style:font-size-asian="10pt" style:font-name-complex="TimesNewRomanPSM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60c9c" officeooo:paragraph-rsid="00560c9c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732e1" officeooo:paragraph-rsid="005732e1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5732e1" officeooo:paragraph-rsid="005732e1" style:font-name-asian="TimesNewRomanPS-BoldItalicMT" style:font-size-asian="16pt" style:font-name-complex="TimesNewRomanPS-BoldItalicM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5732e1" officeooo:paragraph-rsid="005732e1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5732e1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officeooo:rsid="004df372"/>
    </style:style>
    <style:style style:name="T6" style:family="text">
      <style:text-properties officeooo:rsid="00560c9c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5">09.11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4">Datum: <text:span text:style-name="T5">02.11.2015</text:span></text:p>
          </table:table-cell>
          <table:table-cell table:style-name="Tabelle1.A2" office:value-type="string">
            <text:p text:style-name="P24">Ort: <text:span text:style-name="T1">0380a</text:span></text:p>
          </table:table-cell>
          <table:table-cell table:style-name="Tabelle1.A2" office:value-type="string">
            <text:p text:style-name="P24">Beginn: 08:<text:span text:style-name="T1">15</text:span> Uhr</text:p>
          </table:table-cell>
          <table:table-cell table:style-name="Tabelle1.D2" office:value-type="string">
            <text:p text:style-name="P25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4">Teilnehmer</text:p>
          </table:table-cell>
          <table:table-cell table:style-name="Tabelle1.C3" office:value-type="string">
            <text:p text:style-name="P28">Andreas Berks</text:p>
            <text:p text:style-name="P29">Marjan Bachtiari</text:p>
          </table:table-cell>
          <table:table-cell table:style-name="Tabelle1.C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23">Michael Neitzke</text:p>
          </table:table-cell>
        </table:table-row>
        <table:table-row>
          <table:table-cell table:style-name="Tabelle1.A4" table:number-columns-spanned="2" office:value-type="string">
            <text:p text:style-name="P23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3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9">Themenüberblick</text:p>
          </table:table-cell>
          <table:covered-table-cell/>
        </table:table-row>
        <table:table-row>
          <table:table-cell table:style-name="Tabelle2.A2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3" office:value-type="string">
            <text:p text:style-name="P10">Anwesenheit</text:p>
          </table:table-cell>
        </table:table-row>
        <table:table-row>
          <table:table-cell table:style-name="Tabelle2.A4" office:value-type="string">
            <text:p text:style-name="P13">2</text:p>
          </table:table-cell>
          <table:table-cell table:style-name="Tabelle2.B4" office:value-type="string">
            <text:p text:style-name="P13">Bearbeitete Themen</text:p>
          </table:table-cell>
        </table:table-row>
        <table:table-row>
          <table:table-cell table:style-name="Tabelle2.A6" office:value-type="string">
            <text:p text:style-name="P14"><text:span text:style-name="T4">3</text:span>-<text:span text:style-name="T4">6</text:span></text:p>
          </table:table-cell>
          <table:table-cell table:style-name="Tabelle2.B6" office:value-type="string">
            <text:p text:style-name="P12">Aufgaben Teammitglieder</text:p>
          </table:table-cell>
        </table:table-row>
        <table:table-row>
          <table:table-cell table:style-name="Tabelle2.A6" office:value-type="string">
            <text:p text:style-name="P33">7-8</text:p>
          </table:table-cell>
          <table:table-cell table:style-name="Tabelle2.B6" office:value-type="string">
            <text:p text:style-name="P33">Teamrollen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9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7">Nr.</text:p>
          </table:table-cell>
          <table:table-cell table:style-name="Tabelle3.B2" office:value-type="string">
            <text:p text:style-name="P7">Inhalt</text:p>
          </table:table-cell>
          <table:table-cell table:style-name="Tabelle3.C2" office:value-type="string">
            <text:p text:style-name="P22">Kategorie</text:p>
          </table:table-cell>
          <table:table-cell table:style-name="Tabelle3.D2" office:value-type="string">
            <text:p text:style-name="P4">Verantwortlich</text:p>
            <text:p text:style-name="P5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B3" office:value-type="string">
            <text:p text:style-name="P6">Anwesenheit<text:span text:style-name="T2">s</text:span>check</text:p>
            <text:p text:style-name="P2"/>
          </table:table-cell>
          <table:table-cell table:style-name="Tabelle3.C3" office:value-type="string">
            <text:p text:style-name="P18">Info</text:p>
          </table:table-cell>
          <table:table-cell table:style-name="Tabelle3.D3" office:value-type="string">
            <text:p text:style-name="P19">Alle</text:p>
          </table:table-cell>
        </table:table-row>
        <table:table-row>
          <table:table-cell table:style-name="Tabelle3.A4" office:value-type="float" office:value="2">
            <text:p text:style-name="P11">2</text:p>
          </table:table-cell>
          <table:table-cell table:style-name="Tabelle3.B4" office:value-type="string">
            <text:p text:style-name="P26"><text:span text:style-name="T6">Es gibt erhebliche Probleme mit dem Learning-Algorithmus</text:span></text:p>
          </table:table-cell>
          <table:table-cell table:style-name="Tabelle3.C4" office:value-type="string">
            <text:p text:style-name="P16">Info</text:p>
          </table:table-cell>
          <table:table-cell table:style-name="Tabelle3.D4" office:value-type="string">
            <text:p text:style-name="P20">Alle</text:p>
          </table:table-cell>
        </table:table-row>
        <table:table-row>
          <table:table-cell table:style-name="Tabelle3.A6" office:value-type="string">
            <text:p text:style-name="P15">3</text:p>
          </table:table-cell>
          <table:table-cell table:style-name="Tabelle3.B5" office:value-type="string">
            <text:p text:style-name="P30">Bedarfsorientiert:</text:p>
            <text:p text:style-name="P30">Fehlersuche Sarsa / Q-Learning</text:p>
          </table:table-cell>
          <table:table-cell table:style-name="Tabelle3.C5" office:value-type="string">
            <text:p text:style-name="P17">Arbeit</text:p>
          </table:table-cell>
          <table:table-cell table:style-name="Tabelle3.D5" office:value-type="string">
            <text:p text:style-name="P21">Torben Haug</text:p>
          </table:table-cell>
        </table:table-row>
        <table:table-row table:style-name="Tabelle3.6">
          <table:table-cell table:style-name="Tabelle3.A6" office:value-type="string">
            <text:p text:style-name="P15">4</text:p>
          </table:table-cell>
          <table:table-cell table:style-name="Tabelle3.B6" office:value-type="string">
            <text:p text:style-name="P30">Fehlersuche Sarsa</text:p>
          </table:table-cell>
          <table:table-cell table:style-name="Tabelle3.C6" office:value-type="string">
            <text:p text:style-name="P17">Arbeit</text:p>
          </table:table-cell>
          <table:table-cell table:style-name="Tabelle3.D6" office:value-type="string">
            <text:p text:style-name="P21">Andreas Berks</text:p>
          </table:table-cell>
        </table:table-row>
        <table:table-row>
          <table:table-cell table:style-name="Tabelle3.A7" office:value-type="float" office:value="5">
            <text:p text:style-name="P15">5</text:p>
          </table:table-cell>
          <table:table-cell table:style-name="Tabelle3.B7" office:value-type="string">
            <text:p text:style-name="P30">Q-Learning</text:p>
          </table:table-cell>
          <table:table-cell table:style-name="Tabelle3.C7" office:value-type="string">
            <text:p text:style-name="P17">Arbeit</text:p>
          </table:table-cell>
          <table:table-cell table:style-name="Tabelle3.D7" office:value-type="string">
            <text:p text:style-name="P21">Marjan Bachtiari</text:p>
          </table:table-cell>
        </table:table-row>
        <table:table-row>
          <table:table-cell table:style-name="Tabelle3.A8" office:value-type="float" office:value="6">
            <text:p text:style-name="P15">6</text:p>
          </table:table-cell>
          <table:table-cell table:style-name="Tabelle3.B8" office:value-type="string">
            <text:p text:style-name="P30">Q-Learning</text:p>
          </table:table-cell>
          <table:table-cell table:style-name="Tabelle3.C8" office:value-type="string">
            <text:p text:style-name="P17">Arbeit</text:p>
          </table:table-cell>
          <table:table-cell table:style-name="Tabelle3.D8" office:value-type="string">
            <text:p text:style-name="P32">Louisa Spahl</text:p>
          </table:table-cell>
        </table:table-row>
        <table:table-row>
          <table:table-cell table:style-name="Tabelle3.A9" office:value-type="float" office:value="7">
            <text:p text:style-name="P33">7</text:p>
          </table:table-cell>
          <table:table-cell table:style-name="Tabelle3.B10" office:value-type="string">
            <text:p text:style-name="P31">Wechsel Protokollführer ab dem nächsten Termin</text:p>
          </table:table-cell>
          <table:table-cell table:style-name="Tabelle3.C10" office:value-type="string">
            <text:p text:style-name="P34">Beschluss</text:p>
          </table:table-cell>
          <table:table-cell table:style-name="Tabelle3.D10" office:value-type="string">
            <text:p text:style-name="P35">Andreas Berks</text:p>
          </table:table-cell>
        </table:table-row>
        <table:table-row>
          <table:table-cell table:style-name="Tabelle3.A10" office:value-type="float" office:value="8">
            <text:p text:style-name="P33">8</text:p>
          </table:table-cell>
          <table:table-cell table:style-name="Tabelle3.B10" office:value-type="string">
            <text:p text:style-name="P31">Wechsel Projektleiter ab dem nächsten Termin</text:p>
          </table:table-cell>
          <table:table-cell table:style-name="Tabelle3.C10" office:value-type="string">
            <text:p text:style-name="P34">Beschluss</text:p>
          </table:table-cell>
          <table:table-cell table:style-name="Tabelle3.D10" office:value-type="string">
            <text:p text:style-name="P35">Marjan Bachtiari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1-16T13:42:54.744423989</dc:date>
    <meta:editing-duration>P1DT18H54M58S</meta:editing-duration>
    <meta:editing-cycles>68</meta:editing-cycles>
    <meta:generator>LibreOffice/5.0.2.2$Linux_X86_64 LibreOffice_project/00m0$Build-2</meta:generator>
    <meta:document-statistic meta:table-count="3" meta:image-count="0" meta:object-count="0" meta:page-count="1" meta:paragraph-count="64" meta:word-count="112" meta:character-count="793" meta:non-whitespace-character-count="745"/>
  </office:meta>
</office:document-meta>
</file>